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5">* * *</text:p>
      <text:p text:style-name="P5"/>
      <text:p text:style-name="P4"><text:s text:c="5"/>Down in medical, Doctor Shelby Long was reading over a medical paper. They always fascinated her, something to read, something to do.</text:p>
      <text:p text:style-name="P4"><text:s text:c="5"/>She looked up as Russ walked in the door.</text:p>
      <text:p text:style-name="P4"><text:s text:c="5"/>“Hey doc, Chief says I need a look over. He’s afraid my last mission shook me up some.” Russ said.</text:p>
      <text:p text:style-name="P4"><text:s text:c="5"/>Shelby walked over to Russ and invited him to sit down on a bed. “Alright, what was your last mission?”</text:p>
      <text:p text:style-name="P4"><text:s text:c="5"/>“I killed the sheriff of a town.” Russ said.</text:p>
      <text:p text:style-name="P4"><text:s text:c="5"/>“I see.” Shelby ran some scans. “Brain activity is normal.”</text:p>
      <text:p text:style-name="P4"><text:s text:c="5"/><text:span text:style-name="T17">She then checked Russ’s reflexes. Making sure they all worked out fine. Shelby stopped when she noticed something about his hands.</text:span></text:p>
      <text:p text:style-name="P4"><text:s text:c="5"/>“<text:span text:style-name="T17">Russ, how long have your hands shook?”</text:span></text:p>
      <text:p text:style-name="P4"><text:s text:c="5"/><text:span text:style-name="T17">Looking down at his hands, Russ noticed they were shaking. How odd.</text:span></text:p>
      <text:p text:style-name="P4"><text:soft-page-break/><text:s text:c="5"/>“<text:span text:style-name="T17">They don’t doc, I swear they don’t.”</text:span></text:p>
      <text:p text:style-name="P4"><text:s text:c="5"/><text:span text:style-name="T17">Shelby nodded. “Mmmhmm, I’m taking you off active duty for the moment.” She said. “Until we can figure this out.”</text:span></text:p>
      <text:p text:style-name="P4"><text:s text:c="5"/><text:span text:style-name="T18">Shelby ran Russ through a number of other tes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7T09:36:17.476000000</dc:date>
    <meta:editing-cycles>22</meta:editing-cycles>
    <meta:generator>LibreOffice/7.4.0.3$Windows_X86_64 LibreOffice_project/f85e47c08ddd19c015c0114a68350214f7066f5a</meta:generator>
    <meta:editing-duration>PT26M57S</meta:editing-duration>
    <meta:document-statistic meta:table-count="0" meta:image-count="0" meta:object-count="0" meta:page-count="4" meta:paragraph-count="52" meta:word-count="774" meta:character-count="4304" meta:non-whitespace-character-count="3332"/>
  </office:meta>
</office:document-meta>
</file>